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start" style:justify-single-word="false" style:writing-mode="lr-tb"/>
      <style:text-properties fo:font-variant="normal" fo:text-transform="none" style:font-name="B Nazanin" fo:font-size="12pt" fo:letter-spacing="normal" fo:font-style="normal" fo:font-weight="normal" officeooo:rsid="0019c28e" officeooo:paragraph-rsid="00086aa0" style:font-size-asian="12pt" style:font-name-complex="B Nazanin" style:font-size-complex="12pt"/>
    </style:style>
    <style:style style:name="P2" style:family="paragraph" style:parent-style-name="Standard">
      <style:paragraph-properties fo:line-height="150%" fo:text-align="start" style:justify-single-word="false" style:writing-mode="lr-tb"/>
      <style:text-properties style:font-name="B Nazanin" fo:font-size="12pt" officeooo:rsid="001f9c38" officeooo:paragraph-rsid="00086aa0" style:font-size-asian="12pt" style:font-name-complex="B Nazanin" style:font-size-complex="12pt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B Nazanin" fo:font-size="12pt" officeooo:rsid="00219d0d" officeooo:paragraph-rsid="00086aa0" style:font-size-asian="12pt" style:font-name-complex="B Nazanin" style:font-size-complex="12pt"/>
    </style:style>
    <style:style style:name="P4" style:family="paragraph" style:parent-style-name="Standard">
      <style:paragraph-properties fo:line-height="150%" fo:text-align="center" style:justify-single-word="false" style:writing-mode="lr-tb"/>
      <style:text-properties fo:font-variant="normal" fo:text-transform="none" style:font-name="B Nazanin" fo:font-size="12pt" fo:letter-spacing="normal" fo:font-style="normal" fo:font-weight="normal" officeooo:rsid="001aa0f2" officeooo:paragraph-rsid="00086aa0" style:font-size-asian="12pt" style:font-name-complex="B Nazanin" style:font-size-complex="12pt"/>
    </style:style>
    <style:style style:name="P5" style:family="paragraph" style:parent-style-name="Preformatted_20_Text">
      <loext:graphic-properties draw:fill="solid" draw:fill-color="#e0e0e0" draw:opacity="100%"/>
      <style:paragraph-properties fo:margin-top="0in" fo:margin-bottom="0.102in" loext:contextual-spacing="false" fo:line-height="150%" fo:text-align="start" style:justify-single-word="false" fo:orphans="2" fo:widows="2" fo:background-color="#e0e0e0" fo:padding="0in" fo:border="none"/>
      <style:text-properties fo:font-variant="normal" fo:text-transform="none" style:font-name="B Nazanin" fo:font-size="12pt" fo:letter-spacing="normal" fo:font-style="normal" fo:font-weight="normal" officeooo:paragraph-rsid="00086aa0" style:font-size-asian="12pt" style:font-name-complex="B Nazanin" style:font-size-complex="12pt"/>
    </style:style>
    <style:style style:name="P6" style:family="paragraph" style:parent-style-name="Standard">
      <style:paragraph-properties fo:line-height="150%" fo:text-align="end" style:justify-single-word="false" style:writing-mode="rl-tb"/>
      <style:text-properties style:text-position="0% 100%" style:font-name="B Nazanin" fo:font-size="12pt" officeooo:rsid="0019c28e" officeooo:paragraph-rsid="00086aa0" style:font-size-asian="12pt" style:font-name-complex="B Nazanin" style:font-size-complex="12pt"/>
    </style:style>
    <style:style style:name="P7" style:family="paragraph" style:parent-style-name="Standard">
      <style:paragraph-properties fo:line-height="150%" fo:text-align="end" style:justify-single-word="false" style:writing-mode="rl-tb"/>
      <style:text-properties style:text-position="0% 100%" style:font-name="B Nazanin" fo:font-size="12pt" officeooo:rsid="00200782" officeooo:paragraph-rsid="00086aa0" style:font-size-asian="12pt" style:font-name-complex="B Nazanin" style:font-size-complex="12pt"/>
    </style:style>
    <style:style style:name="P8" style:family="paragraph" style:parent-style-name="Standard">
      <style:paragraph-properties fo:line-height="150%" fo:text-align="end" style:justify-single-word="false" style:writing-mode="rl-tb"/>
      <style:text-properties style:text-position="0% 100%" style:font-name="B Nazanin" fo:font-size="12pt" officeooo:rsid="00309331" officeooo:paragraph-rsid="00086aa0" style:font-size-asian="12pt" style:font-name-complex="B Nazanin" style:font-size-complex="12pt"/>
    </style:style>
    <style:style style:name="P9" style:family="paragraph" style:parent-style-name="Standard">
      <style:paragraph-properties fo:line-height="150%" fo:text-align="end" style:justify-single-word="false" style:writing-mode="rl-tb"/>
      <style:text-properties style:text-position="0% 100%" style:font-name="B Nazanin" fo:font-size="12pt" officeooo:rsid="00219d0d" officeooo:paragraph-rsid="00086aa0" style:font-size-asian="12pt" style:font-name-complex="B Nazanin" style:font-size-complex="12pt"/>
    </style:style>
    <style:style style:name="P10" style:family="paragraph" style:parent-style-name="Standard">
      <style:paragraph-properties fo:line-height="150%" fo:text-align="end" style:justify-single-word="false" style:writing-mode="rl-tb"/>
      <style:text-properties style:text-position="0% 100%" style:font-name="B Nazanin" fo:font-size="12pt" officeooo:rsid="001b21de" officeooo:paragraph-rsid="00086aa0" style:font-size-asian="12pt" style:font-name-complex="B Nazanin" style:font-size-complex="12pt"/>
    </style:style>
    <style:style style:name="P11" style:family="paragraph" style:parent-style-name="Standard">
      <style:paragraph-properties fo:line-height="150%" fo:text-align="end" style:justify-single-word="false" style:writing-mode="rl-tb"/>
      <style:text-properties fo:font-variant="normal" fo:text-transform="none" style:font-name="B Nazanin" fo:font-size="12pt" fo:letter-spacing="normal" fo:font-style="normal" fo:font-weight="normal" officeooo:rsid="001aa0f2" officeooo:paragraph-rsid="00086aa0" style:font-size-asian="12pt" style:font-name-complex="B Nazanin" style:font-size-complex="12pt"/>
    </style:style>
    <style:style style:name="P12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19c28e" officeooo:paragraph-rsid="00086aa0" style:font-size-asian="12pt" style:font-name-complex="B Nazanin" style:font-size-complex="12pt"/>
    </style:style>
    <style:style style:name="P13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1f9c38" officeooo:paragraph-rsid="00086aa0" style:font-size-asian="12pt" style:font-name-complex="B Nazanin" style:font-size-complex="12pt"/>
    </style:style>
    <style:style style:name="P14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25660b" officeooo:paragraph-rsid="00086aa0" style:font-size-asian="12pt" style:font-name-complex="B Nazanin" style:font-size-complex="12pt"/>
    </style:style>
    <style:style style:name="P15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309331" officeooo:paragraph-rsid="00086aa0" style:font-size-asian="12pt" style:font-name-complex="B Nazanin" style:font-size-complex="12pt"/>
    </style:style>
    <style:style style:name="P16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219d0d" officeooo:paragraph-rsid="00086aa0" style:font-size-asian="12pt" style:font-name-complex="B Nazanin" style:font-size-complex="12pt"/>
    </style:style>
    <style:style style:name="P17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19992d" officeooo:paragraph-rsid="00086aa0" style:font-size-asian="12pt" style:font-name-complex="B Nazanin" style:font-size-complex="12pt"/>
    </style:style>
    <style:style style:name="P18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paragraph-rsid="00086aa0" style:font-size-asian="12pt" style:font-name-complex="B Nazanin" style:font-size-complex="12pt"/>
    </style:style>
    <style:style style:name="P19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200782" officeooo:paragraph-rsid="00086aa0" style:font-size-asian="12pt" style:font-name-complex="B Nazanin" style:font-size-complex="12pt"/>
    </style:style>
    <style:style style:name="P20" style:family="paragraph" style:parent-style-name="Standard">
      <style:paragraph-properties fo:line-height="150%" fo:text-align="end" style:justify-single-word="false" style:writing-mode="rl-tb"/>
      <style:text-properties style:font-name="B Nazanin" fo:font-size="12pt" officeooo:rsid="001aa0f2" officeooo:paragraph-rsid="00086aa0" style:font-size-asian="12pt" style:font-name-complex="B Nazanin" style:font-size-complex="12pt"/>
    </style:style>
    <style:style style:name="P21" style:family="paragraph" style:parent-style-name="Standard">
      <style:paragraph-properties fo:margin-top="0.0398in" fo:margin-bottom="0.0398in" loext:contextual-spacing="false" fo:line-height="150%" fo:text-align="end" style:justify-single-word="false" style:writing-mode="rl-tb"/>
      <style:text-properties style:font-name="B Nazanin" fo:font-size="12pt" officeooo:rsid="0003f12b" officeooo:paragraph-rsid="0003f12b" style:font-size-asian="12pt" style:font-name-complex="B Nazanin" style:font-size-complex="12pt"/>
    </style:style>
    <style:style style:name="P22" style:family="paragraph" style:parent-style-name="Horizontal_20_Line">
      <style:paragraph-properties fo:line-height="150%"/>
      <style:text-properties style:font-name="B Nazanin" fo:font-size="12pt" style:font-size-asian="12pt" style:font-name-complex="B Nazanin" style:font-size-complex="12pt"/>
    </style:style>
    <style:style style:name="P23" style:family="paragraph" style:parent-style-name="Standard">
      <style:paragraph-properties fo:line-height="150%" fo:text-align="end" style:justify-single-word="false" style:writing-mode="rl-tb"/>
      <style:text-properties fo:font-variant="normal" fo:text-transform="none" style:text-position="0% 100%" style:font-name="B Nazanin" fo:font-size="12pt" fo:letter-spacing="normal" fo:font-style="normal" fo:font-weight="normal" officeooo:rsid="001b21de" officeooo:paragraph-rsid="00086aa0" style:font-size-asian="12pt" style:font-name-complex="B Nazanin" style:font-size-complex="12pt"/>
    </style:style>
    <style:style style:name="P24" style:family="paragraph" style:parent-style-name="Standard">
      <style:paragraph-properties fo:line-height="150%" fo:text-align="end" style:justify-single-word="false" style:writing-mode="rl-tb"/>
      <style:text-properties fo:font-variant="normal" fo:text-transform="none" style:text-position="0% 100%" style:font-name="B Nazanin" fo:font-size="12pt" fo:letter-spacing="normal" fo:font-style="normal" fo:font-weight="normal" officeooo:rsid="001aa0f2" officeooo:paragraph-rsid="00086aa0" style:font-size-asian="12pt" style:font-name-complex="B Nazanin" style:font-size-complex="12pt"/>
    </style:style>
    <style:style style:name="T1" style:family="text">
      <style:text-properties officeooo:rsid="00084139"/>
    </style:style>
    <style:style style:name="T2" style:family="text">
      <style:text-properties officeooo:rsid="0024f8d8"/>
    </style:style>
    <style:style style:name="T3" style:family="text">
      <style:text-properties officeooo:rsid="0025660b"/>
    </style:style>
    <style:style style:name="T4" style:family="text">
      <style:text-properties officeooo:rsid="00271b5c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1a6886"/>
    </style:style>
    <style:style style:name="T7" style:family="text">
      <style:text-properties fo:font-variant="normal" fo:text-transform="none" fo:letter-spacing="normal" fo:font-style="normal" fo:font-weight="normal" officeooo:rsid="0023745d"/>
    </style:style>
    <style:style style:name="T8" style:family="text">
      <style:text-properties officeooo:rsid="0019c28e"/>
    </style:style>
    <style:style style:name="T9" style:family="text">
      <style:text-properties officeooo:rsid="00086aa0"/>
    </style:style>
    <style:style style:name="T10" style:family="text">
      <style:text-properties officeooo:rsid="00219d0d"/>
    </style:style>
    <style:style style:name="T11" style:family="text">
      <style:text-properties officeooo:rsid="000938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دانشگاه صنعتی اصفهان، دانشکده برق و کامپیوتر</text:p>
      <text:p text:style-name="P21">طراحی الگوریتم ها – تکلیف سری <text:span text:style-name="T11">چهارم</text:span></text:p>
      <text:p text:style-name="P21">موعد تحویل: <text:span text:style-name="T1">پنج </text:span>شنبه <text:span text:style-name="T1">22 فروردین</text:span></text:p>
      <text:p text:style-name="P22"/>
      <text:p text:style-name="P12">1. در یک کارگاه چوب بری، میخواهیم چوبی به طول n متر را به تکه‌های کوچکتر تبدیل کنیم. طول قطعه‌های ایجاد شده عدد صحیحی است و هر کدام ارزش خاصی دارد. الگوریتمی ارائه دهید که <text:span text:style-name="T2">مقدار </text:span>بیشترین ارزش ممکنه از این برش ها به دست بیاید.</text:p>
      <text:p text:style-name="P12">مثال:: اگر طول چوب برابر 8 باشد و جدول ارزش بر حسب اندازه به شکل زیر باشد</text:p>
      <text:p text:style-name="P12"/>
      <text:p text:style-name="P1">length <text:s text:c="2"/>| 1 <text:s text:c="2"/>2 <text:s text:c="2"/>3 <text:s text:c="2"/>4 <text:s text:c="2"/>5 <text:s text:c="2"/>6 <text:s text:c="2"/>7 <text:s text:c="2"/>8 <text:s/></text:p>
      <text:p text:style-name="P5">--------------------------------------------</text:p>
      <text:p text:style-name="P5">price <text:s text:c="3"/>| 1 <text:s text:c="2"/>5 <text:s text:c="2"/>8 <text:s text:c="2"/>9 <text:s/>10 <text:s/>17 <text:s/>17 <text:s/>20</text:p>
      <text:p text:style-name="P12">ماکسیمم ارزش برابر 22 خواهد بود ( با تقسیم چوب به قطعه‌های 2 متری و 6 متری)</text:p>
      <text:p text:style-name="P12">و یا اگر طول چوب برابر 8 باشد و جدول ارزش به شکل </text:p>
      <text:p text:style-name="P1">length <text:s text:c="2"/>| 1 <text:s text:c="2"/>2 <text:s text:c="2"/>3 <text:s text:c="2"/>4 <text:s text:c="2"/>5 <text:s text:c="2"/>6 <text:s text:c="2"/>7 <text:s text:c="2"/>8 <text:s/></text:p>
      <text:p text:style-name="P5">--------------------------------------------</text:p>
      <text:p text:style-name="P5">price <text:s text:c="3"/>| 3 <text:s text:c="2"/>5 <text:s text:c="2"/>8 <text:s text:c="2"/>9 <text:s/>10 <text:s/>17 <text:s/>17 <text:s/>20</text:p>
      <text:p text:style-name="P12">باشد ماکسیمم ارزش برابر 24 خواهد بود ( با تقسیم چوب به 8 چوب یک متری)</text:p>
      <text:p text:style-name="P6">راهنمایی : الگوریتم شما باید از <text:span text:style-name="T9">O(n^2)</text:span> باشد</text:p>
      <text:p text:style-name="P6"/>
      <text:p text:style-name="P13"><text:span text:style-name="T9">2</text:span>. در یک آرایه ی نامرتب، الگوریتمی پیشنهاد دهید که <text:span text:style-name="T3">حاصل جمع</text:span> بزرگترین زیرآرایه ی متوالی از نظر جمع اعضا را ارائه دهد</text:p>
      <text:p text:style-name="P13">مثال : در آرایه ی</text:p>
      <text:p text:style-name="P2">{-2,-3,4,-1,-2,1,5,-3}</text:p>
      <text:p text:style-name="P13">بزرگترین زیرآرایه ی متوالی از نظر جمع اعضا برابر</text:p>
      <text:p text:style-name="P2">{4,-1,-2,1,5}</text:p>
      <text:p text:style-name="P13">است <text:span text:style-name="T3">و خروجی الگوریتم شما باید 7 باشد.</text:span></text:p>
      <text:p text:style-name="P14">همچنین ممکن است این زیر دنباله یکتا نباشد که در این صورت پیدا کردن تنها یکی از آن‌ها کافی است.</text:p>
      <text:p text:style-name="P7">نکته : الگوریتم شما باید از O(n) باشد</text:p>
      <text:p text:style-name="P7"/>
      <text:p text:style-name="P15"><text:span text:style-name="T9">3</text:span>. ما در نقطه ی (m,n) قرار داریم (m و n بزگتر یا مساوی 0 هستند) و میخواهیم به نقطه ی (0,0) بازگردیم. در هر مرحله میتوانیم یا یک خانه به پایین حرکت کرده یا یک خانه به سمت چپ.</text:p>
      <text:p text:style-name="P15">یعنی حرکت‌های مجاز ما در هر مرحله (m-1, n) و یا (m, n-1) است.</text:p>
      <text:p text:style-name="P15">الگوریتمی ارائه دهید که تعداد حالت‌هایی که میتوانیم با استفاده از حرکت‌های مجاز به خانه ی 0,0 بازگردیم را به دست آورد.</text:p>
      <text:p text:style-name="P8">نکته : الگوریتم شما باید از O(n*m) باشد.</text:p>
      <text:p text:style-name="P8"/>
      <text:p text:style-name="P8"/>
      <text:p text:style-name="P8"/>
      <text:p text:style-name="P8"/>
      <text:p text:style-name="P16"><text:soft-page-break/><text:span text:style-name="T9">4</text:span>. در یک ماتریس صفر و یک، بزرگترین زیر ماتریس مربعی را بیابید که تمام عناصر آن یک باشد.</text:p>
      <text:p text:style-name="P16">مثال : در ماتریس زیر</text:p>
      <text:p text:style-name="P3">1<text:tab/>1<text:tab/>1<text:tab/>0<text:tab/>0</text:p>
      <text:p text:style-name="P3">0<text:tab/>1<text:tab/>1<text:tab/>0<text:tab/>0</text:p>
      <text:p text:style-name="P3">1<text:tab/>1<text:tab/>1<text:tab/>1<text:tab/>1</text:p>
      <text:p text:style-name="P3">0<text:tab/>0<text:tab/>0<text:tab/>0<text:tab/>0</text:p>
      <text:p text:style-name="P16">بزرگترین زیر ماتریس مربعی تمام 1 برابر با </text:p>
      <text:p text:style-name="P3">1<text:tab/>1</text:p>
      <text:p text:style-name="P3">1<text:tab/>1</text:p>
      <text:p text:style-name="P16">است. <text:span text:style-name="T4">در این حالت خروجی الگوریتم شما باید 2 باشد. (اندازه ی بزرگترین زیر ماتریس)</text:span></text:p>
      <text:p text:style-name="P16">نکته: الگوریتم شما باید از O(m*n) باشد(m تعداد سطر های ماتریس اصلی و n تعداد ستون ماتریس اصلی است)</text:p>
      <text:p text:style-name="P9"/>
      <text:p text:style-name="P19"><text:span text:style-name="T9">5</text:span>. بر روی یک رشته به طول n، الگوریتمی ارائه دهید طول بزرگترین زیر رشته ی متقارن آن را به دست آورید.</text:p>
      <text:p text:style-name="P18"><text:span text:style-name="T10">مثال : برای رشته ی </text:span><text:span text:style-name="T5">BBABCBCAB </text:span><text:span text:style-name="T7">خروجی الگوریتم شما باید 7 باشد زیر BABCBAB بزرگترین زیر رشته ی متقارن آن است. زیر رشته‌های متقارن دیگری مانند BBBBB و BBCBB نیز وجود دارد که بزرگترین نیستند.</text:span></text:p>
      <text:p text:style-name="P9">نکته : الگوریتم شما باید از O(n^2) باشد</text:p>
      <text:p text:style-name="P9"/>
      <text:p text:style-name="P17">سؤال‌های امتیازی :</text:p>
      <text:p text:style-name="P12">1. در یک دنباله ی اعداد نامرتب، زیر دنباله ای را زیردنباله ی «خاص» مینامیم که اولاً یک زیردنباله ی متوالی از دنباله ی اصلی باشد و ثانیاً اگر طول این زیردنباله m باشد و مقدار کوچکترین عضو این زیردنباله k باشد مقدار نظیر این زیر دنباله را m * k در نظر میگیریم. بدیهی است که یک دنباله میتواند <text:span text:style-name="T9">تعداد</text:span> زیادی زیر دنباله ی «خاص» داشته باشد. برای یک دنباله ی دلخواه زیردنباله ی «خاصی» را بیابید که مقدار نظیر آن از همه ی زیردنباله های «خاص» دیگر بیشتر باشد.</text:p>
      <text:p text:style-name="P12"/>
      <text:p text:style-name="P12">مثال : دنباله ی {1,2,3} دارای زیر دنباله های خاص زیادی است. یکی از آن‌ها {1,2} است که مقدار نظیر آن برابر 2 است. یکی دیگر {2,3} است که مقدار نظیر آن 4 است. زیر دنباله ی خاص ماکسیمم این دنباله برابر 4 است.</text:p>
      <text:p text:style-name="P18"><text:span text:style-name="T8">مثال 2 : دنباله ی </text:span><text:span text:style-name="T5">{6, 2, 5, 4, 5, 1, 6} </text:span><text:span text:style-name="T6">دارای زیردنباله ی خاص {5,4,5} است که این زیردنباله ی خاص از تمام زیردنباله های خاص دیگر بزرگ‌تر است.</text:span></text:p>
      <text:p text:style-name="P10"><text:span text:style-name="T6">ن</text:span><text:span text:style-name="T5">کته: الگوریتم شما باید از O(n) باشد</text:span></text:p>
      <text:p text:style-name="P23"/>
      <text:p text:style-name="P20"><text:span text:style-name="T6">2. </text:span><text:span text:style-name="T5">در یک ماتریس صفر و یک، بزرگترین زیرماتریس مستطیلی شکلی را بیابید که تمام عناصر آن 1 باشد.</text:span></text:p>
      <text:p text:style-name="P11">مثال : در ماتریس زیر</text:p>
      <text:p text:style-name="P4">1<text:tab/>1<text:tab/>1<text:tab/>0<text:tab/>0</text:p>
      <text:p text:style-name="P4">1<text:tab/>1<text:tab/>0<text:tab/>1<text:tab/>1</text:p>
      <text:p text:style-name="P4">1<text:tab/>1<text:tab/>1<text:tab/>1<text:tab/>1</text:p>
      <text:p text:style-name="P4">0<text:tab/>1<text:tab/>0<text:tab/>0<text:tab/>0</text:p>
      <text:p text:style-name="P11">بزرگترین زیر ماتریس که همه ی عناصر آن 1 باشد برابر </text:p>
      <text:p text:style-name="P4">1<text:tab/>1</text:p>
      <text:p text:style-name="P4">1<text:tab/>1</text:p>
      <text:p text:style-name="P4">1<text:tab/>1</text:p>
      <text:p text:style-name="P20">است که دارای حاصل 6 می باشد. پس خروجی الگوریتم شما باید 6 باشد.</text:p>
      <text:p text:style-name="P20"><text:soft-page-break/>راهنمایی : میتوانید از قسمت قبل و الگوریتم مربوط به زیرمجموعه ی «خاص» استفاده کنید</text:p>
      <text:p text:style-name="P24">نکته : الگوریتم شما باید از O(n^2) باش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Tahoma1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0:33:24.888964677</meta:creation-date>
    <dc:date>2019-03-30T00:09:35.004373045</dc:date>
    <meta:editing-duration>PT18M2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59" meta:word-count="766" meta:character-count="3587" meta:non-whitespace-character-count="2814"/>
  </office:meta>
</office:document-meta>
</file>